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4000001A5A251C25B7D3C83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9398in" draw:z-index="0"><draw:image xlink:href="Pictures/10000000000002E4000001A5A251C25B7D3C837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6:45:18.838544126</meta:creation-date>
    <dc:date>2017-10-19T16:45:44.670435573</dc:date>
    <meta:editing-duration>PT27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